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For a given Text file, create a Map Reduce program to sort the content in an alphabetic order listing only top ‘n’ maximum occurrence of words*/</text:p>
      <text:p text:style-name="P1"/>
      <text:p text:style-name="P1">package sortwords;</text:p>
      <text:p text:style-name="P1"/>
      <text:p text:style-name="P1"/>
      <text:p text:style-name="P1">import org.apache.hadoop.conf.Configuration;</text:p>
      <text:p text:style-name="P1">import org.apache.hadoop.fs.Path;</text:p>
      <text:p text:style-name="P1">import org.apache.hadoop.io.Int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lib.input.FileInputFormat;</text:p>
      <text:p text:style-name="P1">import org.apache.hadoop.mapreduce.lib.output.FileOutputFormat;</text:p>
      <text:p text:style-name="P1">import org.apache.hadoop.util.GenericOptionsParser;</text:p>
      <text:p text:style-name="P1">import utils.MiscUtils;</text:p>
      <text:p text:style-name="P1"/>
      <text:p text:style-name="P1">import java.io.IOException;</text:p>
      <text:p text:style-name="P1">import java.util.*;</text:p>
      <text:p text:style-name="P1"/>
      <text:p text:style-name="P1">public class TopN {</text:p>
      <text:p text:style-name="P1"><text:tab/></text:p>
      <text:p text:style-name="P1"><text:tab/>public static void main(String[] args) throws Exception {</text:p>
      <text:p text:style-name="P1"><text:s text:c="8"/>Configuration conf = new Configuration();</text:p>
      <text:p text:style-name="P1"><text:s text:c="8"/>String[] otherArgs = new GenericOptionsParser(conf, args).getRemainingArgs();</text:p>
      <text:p text:style-name="P1"><text:s text:c="8"/>if (otherArgs.length != 2) {</text:p>
      <text:p text:style-name="P1"><text:s text:c="12"/>System.err.println("Usage: TopN &lt;in&gt; &lt;out&gt;");</text:p>
      <text:p text:style-name="P1"><text:s text:c="12"/>System.exit(2);</text:p>
      <text:p text:style-name="P1"><text:s text:c="8"/>}</text:p>
      <text:p text:style-name="P1"><text:s text:c="8"/>Job job = Job.getInstance(conf);</text:p>
      <text:p text:style-name="P1"><text:s text:c="8"/>job.setJobName("Top N");</text:p>
      <text:p text:style-name="P1"><text:s text:c="8"/>job.setJarByClass(TopN.class);</text:p>
      <text:p text:style-name="P1"><text:s text:c="8"/>job.setMapperClass(TopNMapper.class);</text:p>
      <text:p text:style-name="P1"><text:s text:c="8"/>//job.setCombinerClass(TopNReducer.class);</text:p>
      <text:p text:style-name="P1"><text:s text:c="8"/>job.setReducerClass(TopNReducer.class);</text:p>
      <text:p text:style-name="P1"><text:s text:c="8"/>job.setOutputKeyClass(Text.class);</text:p>
      <text:p text:style-name="P1"><text:s text:c="8"/>job.setOutputValueClass(IntWritable.class);</text:p>
      <text:p text:style-name="P1"><text:s text:c="8"/>FileInputFormat.addInputPath(job, new Path(otherArgs[0]));</text:p>
      <text:p text:style-name="P1"><text:s text:c="8"/>FileOutputFormat.setOutputPath(job, new Path(otherArgs[1]));</text:p>
      <text:p text:style-name="P1"><text:s text:c="8"/>System.exit(job.waitForCompletion(true) ? 0 : 1);</text:p>
      <text:p text:style-name="P1"><text:s text:c="4"/>}</text:p>
      <text:p text:style-name="P1"/>
      <text:p text:style-name="P1"><text:s text:c="4"/>/**</text:p>
      <text:p text:style-name="P1"><text:s text:c="5"/>* The mapper reads one line at the time, splits it into an array of single words and emits every</text:p>
      <text:p text:style-name="P1"><text:s text:c="5"/>* word to the reducers with the value of 1.</text:p>
      <text:p text:style-name="P1"><text:s text:c="5"/>*/</text:p>
      <text:p text:style-name="P1"><text:s text:c="4"/>public static class TopNMapper extends Mapper&lt;Object, Text, Text, IntWritable&gt; {</text:p>
      <text:p text:style-name="P1"/>
      <text:p text:style-name="P1"><text:s text:c="8"/>private final static IntWritable one = new IntWritable(1);</text:p>
      <text:p text:style-name="P1"><text:s text:c="8"/>private Text word = new Text();</text:p>
      <text:p text:style-name="P1"><text:s text:c="8"/>private String tokens = "[_|$#&lt;&gt;\\^=\\[\\]\\*/\\\\,;,.\\-:()?!\"']";</text:p>
      <text:p text:style-name="P1"/>
      <text:p text:style-name="P1"><text:s text:c="8"/>@Override</text:p>
      <text:p text:style-name="P1"><text:s text:c="8"/>public void map(Object key, Text value, Context context) throws IOException, InterruptedException {</text:p>
      <text:p text:style-name="P1"><text:s text:c="12"/>String cleanLine = value.toString().toLowerCase().replaceAll(tokens, " ");</text:p>
      <text:p text:style-name="P1"><text:s text:c="12"/>StringTokenizer itr = new StringTokenizer(cleanLine);</text:p>
      <text:p text:style-name="P1"><text:s text:c="12"/>while (itr.hasMoreTokens()) {</text:p>
      <text:p text:style-name="P1"><text:s text:c="16"/>word.set(itr.nextToken().trim());</text:p>
      <text:p text:style-name="P1"><text:s text:c="16"/>context.write(word, one);</text:p>
      <text:p text:style-name="P1"><text:s text:c="12"/>}</text:p>
      <text:p text:style-name="P1"><text:s text:c="8"/>}</text:p>
      <text:p text:style-name="P1"><text:s text:c="4"/>}</text:p>
      <text:p text:style-name="P1"><text:soft-page-break/></text:p>
      <text:p text:style-name="P1"><text:s text:c="4"/>/**</text:p>
      <text:p text:style-name="P1"><text:s text:c="5"/>* The reducer retrieves every word and puts it into a Map: if the word already exists in the</text:p>
      <text:p text:style-name="P1"><text:s text:c="5"/>* map, increments its value, otherwise sets it to 1.</text:p>
      <text:p text:style-name="P1"><text:s text:c="5"/>*/</text:p>
      <text:p text:style-name="P1"><text:s text:c="4"/>public static class TopNReducer extends Reducer&lt;Text, IntWritable, Text, IntWritable&gt; {</text:p>
      <text:p text:style-name="P1"/>
      <text:p text:style-name="P1"><text:s text:c="8"/>private Map&lt;Text, IntWritable&gt; countMap = new HashMap&lt;&gt;();</text:p>
      <text:p text:style-name="P1"/>
      <text:p text:style-name="P1"><text:s text:c="8"/>@Override</text:p>
      <text:p text:style-name="P1"><text:s text:c="8"/>public void reduce(Text key, Iterable&lt;IntWritable&gt; values, Context context) throws IOException, InterruptedException {</text:p>
      <text:p text:style-name="P1"/>
      <text:p text:style-name="P1"><text:s text:c="12"/>// computes the number of occurrences of a single word</text:p>
      <text:p text:style-name="P1"><text:s text:c="12"/>int sum = 0;</text:p>
      <text:p text:style-name="P1"><text:s text:c="12"/>for (IntWritable val : values) {</text:p>
      <text:p text:style-name="P1"><text:s text:c="16"/>sum += val.get();</text:p>
      <text:p text:style-name="P1"><text:s text:c="12"/>}</text:p>
      <text:p text:style-name="P1"/>
      <text:p text:style-name="P1"><text:s text:c="12"/>// puts the number of occurrences of this word into the map.</text:p>
      <text:p text:style-name="P1"><text:s text:c="12"/>// We need to create another Text object because the Text instance</text:p>
      <text:p text:style-name="P1"><text:s text:c="12"/>// we receive is the same for all the words</text:p>
      <text:p text:style-name="P1"><text:s text:c="12"/>countMap.put(new Text(key), new IntWritable(sum));</text:p>
      <text:p text:style-name="P1"><text:s text:c="8"/>}</text:p>
      <text:p text:style-name="P1"/>
      <text:p text:style-name="P1"><text:s text:c="8"/>@Override</text:p>
      <text:p text:style-name="P1"><text:s text:c="8"/>protected void cleanup(Context context) throws IOException, InterruptedException {</text:p>
      <text:p text:style-name="P1"/>
      <text:p text:style-name="P1"><text:s text:c="12"/>Map&lt;Text, IntWritable&gt; sortedMap = MiscUtils.sortByValues(countMap);</text:p>
      <text:p text:style-name="P1"/>
      <text:p text:style-name="P1"><text:s text:c="12"/>int counter = 0;</text:p>
      <text:p text:style-name="P1"><text:s text:c="12"/>for (Text key : sortedMap.keySet()) {</text:p>
      <text:p text:style-name="P1"><text:s text:c="16"/>if (counter++ == 3) {</text:p>
      <text:p text:style-name="P1"><text:s text:c="20"/>break;</text:p>
      <text:p text:style-name="P1"><text:s text:c="16"/>}</text:p>
      <text:p text:style-name="P1"><text:s text:c="16"/>context.write(key, sortedMap.get(key)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The combiner retrieves every word and puts it into a Map: if the word already exists in the</text:p>
      <text:p text:style-name="P1"><text:s text:c="5"/>* map, increments its value, otherwise sets it to 1.</text:p>
      <text:p text:style-name="P1"><text:s text:c="5"/>*/</text:p>
      <text:p text:style-name="P1"><text:s text:c="4"/>public static class TopNCombiner extends Reducer&lt;Text, IntWritable, Text, IntWritable&gt; {</text:p>
      <text:p text:style-name="P1"/>
      <text:p text:style-name="P1"><text:s text:c="8"/>@Override</text:p>
      <text:p text:style-name="P1"><text:s text:c="8"/>public void reduce(Text key, Iterable&lt;IntWritable&gt; values, Context context) throws IOException, InterruptedException {</text:p>
      <text:p text:style-name="P1"/>
      <text:p text:style-name="P1"><text:s text:c="12"/>// computes the number of occurrences of a single word</text:p>
      <text:p text:style-name="P1"><text:s text:c="12"/>int sum = 0;</text:p>
      <text:p text:style-name="P1"><text:s text:c="12"/>for (IntWritable val : values) {</text:p>
      <text:p text:style-name="P1"><text:s text:c="16"/>sum += val.get();</text:p>
      <text:p text:style-name="P1"><text:s text:c="12"/>}</text:p>
      <text:p text:style-name="P1"><text:s text:c="12"/>context.write(key, new IntWritable(sum));</text:p>
      <text:p text:style-name="P1"><text:s text:c="8"/>}</text:p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4:42:32.015279409</meta:creation-date>
    <dc:date>2021-05-04T14:44:31.162482738</dc:date>
    <meta:editing-duration>PT1M59S</meta:editing-duration>
    <meta:editing-cycles>1</meta:editing-cycles>
    <meta:document-statistic meta:table-count="0" meta:image-count="0" meta:object-count="0" meta:page-count="2" meta:paragraph-count="100" meta:word-count="450" meta:character-count="4427" meta:non-whitespace-character-count="3333"/>
    <meta:generator>LibreOffice/6.4.4.2$Linux_X86_64 LibreOffice_project/40$Build-2</meta:generator>
  </office:meta>
</office:document-meta>
</file>